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fo:hyphenate="true" fo:hyphenation-remain-char-count="2" fo:hyphenation-push-char-count="2"/>
    </style:style>
    <style:style style:name="P2" style:family="paragraph" style:parent-style-name="Text_20_body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officeooo:paragraph-rsid="00198daa" fo:hyphenate="true" fo:hyphenation-remain-char-count="2" fo:hyphenation-push-char-count="2"/>
    </style:style>
    <style:style style:name="P3" style:family="paragraph" style:parent-style-name="Text_20_body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fo:font-weight="bold" style:font-weight-asian="bold" style:font-weight-complex="bold" fo:hyphenate="true" fo:hyphenation-remain-char-count="2" fo:hyphenation-push-char-count="2"/>
    </style:style>
    <style:style style:name="P4" style:family="paragraph" style:parent-style-name="Text_20_body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officeooo:rsid="0023f755" officeooo:paragraph-rsid="0023f755" fo:hyphenate="true" fo:hyphenation-remain-char-count="2" fo:hyphenation-push-char-count="2"/>
    </style:style>
    <style:style style:name="P5" style:family="paragraph" style:parent-style-name="Text_20_body" style:list-style-name="L1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officeooo:rsid="0023f755" officeooo:paragraph-rsid="0023f755" fo:hyphenate="true" fo:hyphenation-remain-char-count="2" fo:hyphenation-push-char-count="2"/>
    </style:style>
    <style:style style:name="P6" style:family="paragraph" style:parent-style-name="Text_20_body" style:list-style-name="L1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officeooo:rsid="00250869" officeooo:paragraph-rsid="00250869" fo:hyphenate="true" fo:hyphenation-remain-char-count="2" fo:hyphenation-push-char-count="2"/>
    </style:style>
    <style:style style:name="P7" style:family="paragraph" style:parent-style-name="Text_20_body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officeooo:rsid="00250869" officeooo:paragraph-rsid="00250869" fo:hyphenate="true" fo:hyphenation-remain-char-count="2" fo:hyphenation-push-char-count="2"/>
    </style:style>
    <style:style style:name="P8" style:family="paragraph" style:parent-style-name="Text_20_body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officeooo:rsid="00259d69" officeooo:paragraph-rsid="00259d69" fo:hyphenate="true" fo:hyphenation-remain-char-count="2" fo:hyphenation-push-char-count="2"/>
    </style:style>
    <style:style style:name="P9" style:family="paragraph" style:parent-style-name="Text_20_body" style:list-style-name="L2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officeooo:rsid="00259d69" officeooo:paragraph-rsid="00259d69" fo:hyphenate="true" fo:hyphenation-remain-char-count="2" fo:hyphenation-push-char-count="2"/>
    </style:style>
    <style:style style:name="P10" style:family="paragraph" style:parent-style-name="Text_20_body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Lato" officeooo:rsid="00259d69" officeooo:paragraph-rsid="0027feef" fo:hyphenate="true" fo:hyphenation-remain-char-count="2" fo:hyphenation-push-char-count="2"/>
    </style:style>
    <style:style style:name="P11" style:family="paragraph" style:parent-style-name="Text_20_body" style:master-page-name="">
      <style:paragraph-properties fo:margin-top="0in" fo:margin-bottom="0in" loext:contextual-spacing="false" fo:line-height="100%" fo:text-align="justify" style:justify-single-word="false" fo:hyphenation-ladder-count="no-limit" style:page-number="auto"/>
      <style:text-properties style:font-name="Lato" fo:font-weight="bold" style:font-weight-asian="bold" style:font-weight-complex="bold" fo:hyphenate="true" fo:hyphenation-remain-char-count="2" fo:hyphenation-push-char-count="2"/>
    </style:style>
    <style:style style:name="T1" style:family="text">
      <style:text-properties officeooo:rsid="00198daa"/>
    </style:style>
    <style:style style:name="T2" style:family="text">
      <style:text-properties officeooo:rsid="001d66fa"/>
    </style:style>
    <style:style style:name="T3" style:family="text">
      <style:text-properties officeooo:rsid="001e81da"/>
    </style:style>
    <style:style style:name="T4" style:family="text">
      <style:text-properties officeooo:rsid="00214e2a"/>
    </style:style>
    <style:style style:name="T5" style:family="text">
      <style:text-properties officeooo:rsid="00259d69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From:<text:tab/><text:tab/><text:span text:style-name="T2">Dr. </text:span>Timothy Leung</text:p>
      <text:p text:style-name="P3">To:<text:tab/><text:tab/>AP Physics students</text:p>
      <text:p text:style-name="P3">Date:<text:tab/><text:tab/>January 14, 2<text:span text:style-name="T3">020</text:span></text:p>
      <text:p text:style-name="P3">Subject:<text:tab/>Notice for <text:span text:style-name="T2">Practice AP C Exam</text:span></text:p>
      <text:p text:style-name="P1"/>
      <text:p text:style-name="P2"><text:span text:style-name="T1">There will be no new material after Topic 8 (gravity and planetary motion). Instead, “Topic 9” is </text:span><text:s/>a <text:span text:style-name="T2">practice</text:span> AP Physics C: Mechanics exam. The exam <text:span text:style-name="T2">is 10</text:span>0 minute long, with <text:span text:style-name="T2">45</text:span> minutes of multiple-choice questions <text:span text:style-name="T1">(35 questions), a 10-minute break,</text:span> <text:span text:style-name="T4">and </text:span>45 minutes of free-response questions <text:span text:style-name="T1">(3 questions)</text:span>. </text:p>
      <text:p text:style-name="P2"/>
      <text:p text:style-name="P4">Like the actual AP Exam: </text:p>
      <text:list xml:id="list1855746147" text:style-name="L1">
        <text:list-item>
          <text:p text:style-name="P5">Calculators are allowed</text:p>
        </text:list-item>
        <text:list-item>
          <text:p text:style-name="P5">Equation sheet will be given to you.</text:p>
        </text:list-item>
        <text:list-item>
          <text:p text:style-name="P6">No other aids are permitted.</text:p>
        </text:list-item>
      </text:list>
      <text:p text:style-name="P7"/>
      <text:p text:style-name="P8">Unlike the actual AP Exam:</text:p>
      <text:list xml:id="list3185420784" text:style-name="L2">
        <text:list-item>
          <text:p text:style-name="P9">We will use a low-tech answer sheet instead of the bubble sheet for answers.</text:p>
        </text:list-item>
        <text:list-item>
          <text:p text:style-name="P9">I will be walking around the classroom to provide <text:span text:style-name="T6">some</text:span> assistance.</text:p>
        </text:list-item>
      </text:list>
      <text:p text:style-name="P8"/>
      <text:p text:style-name="P10">The practice exam will be marked and returned to you <text:span text:style-name="T1">at the next class. Once the practice exam is finished, we will take another (very) short break, then immediately begin material for </text:span>AP Physics C: Electricity and Magnetism. <text:span text:style-name="T2">The first of topic will be on Electrostatics. </text:span>Once we have finished these topics, we will do another <text:span text:style-name="T2">practice</text:span> ex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3:33:04.130618321</meta:creation-date>
    <dc:date>2019-10-31T12:59:49.953637195</dc:date>
    <meta:editing-duration>PT16M45S</meta:editing-duration>
    <meta:editing-cycles>18</meta:editing-cycles>
    <meta:generator>LibreOffice/6.2.4.2$Linux_X86_64 LibreOffice_project/2412653d852ce75f65fbfa83fb7e7b669a126d64</meta:generator>
    <dc:creator>Timothy Leung</dc:creator>
    <meta:document-statistic meta:table-count="0" meta:image-count="0" meta:object-count="0" meta:page-count="1" meta:paragraph-count="13" meta:word-count="181" meta:character-count="1041" meta:non-whitespace-character-count="872"/>
  </office:meta>
</office:document-meta>
</file>